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agementAgent.register( Object obj , ObjectName name , boolean forceRegist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anagementAgent.register( Object obj , Object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Agent.setMbeanServer( MBeanServer mbean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Agent.unregister( Object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Agent.registerMBeanWithServer( Object obj , ObjectName name , boolean forceRegistr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anagementAgent.getMbean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Agent.destro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anagementAgent.ManagementAg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